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83234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12 kWh</text:p>
          </table:table-cell>
          <table:table-cell office:value-type="float" office:value="590.47" calcext:value-type="float">
            <text:p>590.47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2.24" calcext:value-type="float">
            <text:p>2.24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295.23" calcext:value-type="float">
            <text:p>-295.23</text:p>
          </table:table-cell>
          <table:table-cell office:value-type="float" office:value="-155.94" calcext:value-type="float">
            <text:p>-155.94</text:p>
          </table:table-cell>
          <table:table-cell office:value-type="string" calcext:value-type="string">
            <text:p>T-J</text:p>
          </table:table-cell>
          <table:table-cell office:value-type="float" office:value="226.01" calcext:value-type="float">
            <text:p>226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.09" calcext:value-type="float">
            <text:p>1.09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25 kWh</text:p>
          </table:table-cell>
          <table:table-cell office:value-type="float" office:value="688.64" calcext:value-type="float">
            <text:p>688.64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8</text:p>
          </table:table-cell>
          <table:table-cell office:value-type="float" office:value="2.47" calcext:value-type="float">
            <text:p>2.47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44.33" calcext:value-type="float">
            <text:p>-344.33</text:p>
          </table:table-cell>
          <table:table-cell office:value-type="float" office:value="-181.87" calcext:value-type="float">
            <text:p>-181.87</text:p>
          </table:table-cell>
          <table:table-cell office:value-type="string" calcext:value-type="string">
            <text:p>T-J</text:p>
          </table:table-cell>
          <table:table-cell office:value-type="float" office:value="250.15" calcext:value-type="float">
            <text:p>250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32 kWh</text:p>
          </table:table-cell>
          <table:table-cell office:value-type="float" office:value="739.56" calcext:value-type="float">
            <text:p>739.56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2.58" calcext:value-type="float">
            <text:p>2.58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69.78" calcext:value-type="float">
            <text:p>-369.78</text:p>
          </table:table-cell>
          <table:table-cell office:value-type="float" office:value="-195.3" calcext:value-type="float">
            <text:p>-195.3</text:p>
          </table:table-cell>
          <table:table-cell office:value-type="string" calcext:value-type="string">
            <text:p>T-J</text:p>
          </table:table-cell>
          <table:table-cell office:value-type="float" office:value="260.87" calcext:value-type="float">
            <text:p>260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.27" calcext:value-type="float">
            <text:p>1.27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28 kWh</text:p>
          </table:table-cell>
          <table:table-cell office:value-type="float" office:value="705.77" calcext:value-type="float">
            <text:p>705.77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2.5" calcext:value-type="float">
            <text:p>2.5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52.88" calcext:value-type="float">
            <text:p>-352.88</text:p>
          </table:table-cell>
          <table:table-cell office:value-type="float" office:value="-186.39" calcext:value-type="float">
            <text:p>-186.39</text:p>
          </table:table-cell>
          <table:table-cell office:value-type="string" calcext:value-type="string">
            <text:p>T-J</text:p>
          </table:table-cell>
          <table:table-cell office:value-type="float" office:value="253.73" calcext:value-type="float">
            <text:p>253.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.23" calcext:value-type="float">
            <text:p>1.23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22 kWh</text:p>
          </table:table-cell>
          <table:table-cell office:value-type="float" office:value="657.22" calcext:value-type="float">
            <text:p>657.22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2.38" calcext:value-type="float">
            <text:p>2.38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28.61" calcext:value-type="float">
            <text:p>-328.61</text:p>
          </table:table-cell>
          <table:table-cell office:value-type="float" office:value="-173.57" calcext:value-type="float">
            <text:p>-173.57</text:p>
          </table:table-cell>
          <table:table-cell office:value-type="string" calcext:value-type="string">
            <text:p>T-J</text:p>
          </table:table-cell>
          <table:table-cell office:value-type="float" office:value="241.78" calcext:value-type="float">
            <text:p>241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1.53" calcext:value-type="float">
            <text:p>1.53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27 kWh</text:p>
          </table:table-cell>
          <table:table-cell office:value-type="float" office:value="692.43" calcext:value-type="float">
            <text:p>692.43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2.46" calcext:value-type="float">
            <text:p>2.46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46.22" calcext:value-type="float">
            <text:p>-346.22</text:p>
          </table:table-cell>
          <table:table-cell office:value-type="float" office:value="-182.87" calcext:value-type="float">
            <text:p>-182.87</text:p>
          </table:table-cell>
          <table:table-cell office:value-type="string" calcext:value-type="string">
            <text:p>T-J</text:p>
          </table:table-cell>
          <table:table-cell office:value-type="float" office:value="250.12" calcext:value-type="float">
            <text:p>250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23 kWh</text:p>
          </table:table-cell>
          <table:table-cell office:value-type="float" office:value="659.46" calcext:value-type="float">
            <text:p>659.46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2.38" calcext:value-type="float">
            <text:p>2.38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29.74" calcext:value-type="float">
            <text:p>-329.74</text:p>
          </table:table-cell>
          <table:table-cell office:value-type="float" office:value="-174.15" calcext:value-type="float">
            <text:p>-174.15</text:p>
          </table:table-cell>
          <table:table-cell office:value-type="string" calcext:value-type="string">
            <text:p>T-J</text:p>
          </table:table-cell>
          <table:table-cell office:value-type="float" office:value="240.4" calcext:value-type="float">
            <text:p>240.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.8" calcext:value-type="float">
            <text:p>2.8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20 kWh</text:p>
          </table:table-cell>
          <table:table-cell office:value-type="float" office:value="634.17" calcext:value-type="float">
            <text:p>634.17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2.32" calcext:value-type="float">
            <text:p>2.32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17.08" calcext:value-type="float">
            <text:p>-317.08</text:p>
          </table:table-cell>
          <table:table-cell office:value-type="float" office:value="-167.47" calcext:value-type="float">
            <text:p>-167.47</text:p>
          </table:table-cell>
          <table:table-cell office:value-type="string" calcext:value-type="string">
            <text:p>T-J</text:p>
          </table:table-cell>
          <table:table-cell office:value-type="float" office:value="236.85" calcext:value-type="float">
            <text:p>236.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.66" calcext:value-type="float">
            <text:p>1.66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42 kWh</text:p>
          </table:table-cell>
          <table:table-cell office:value-type="float" office:value="787.02" calcext:value-type="float">
            <text:p>787.02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2.68" calcext:value-type="float">
            <text:p>2.68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93.51" calcext:value-type="float">
            <text:p>-393.51</text:p>
          </table:table-cell>
          <table:table-cell office:value-type="float" office:value="-207.62" calcext:value-type="float">
            <text:p>-207.62</text:p>
          </table:table-cell>
          <table:table-cell office:value-type="string" calcext:value-type="string">
            <text:p>T-J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2.09" calcext:value-type="float">
            <text:p>2.09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46 kWh</text:p>
          </table:table-cell>
          <table:table-cell office:value-type="float" office:value="805.25" calcext:value-type="float">
            <text:p>805.25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2.72" calcext:value-type="float">
            <text:p>2.72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402.62" calcext:value-type="float">
            <text:p>-402.62</text:p>
          </table:table-cell>
          <table:table-cell office:value-type="float" office:value="-212.26" calcext:value-type="float">
            <text:p>-212.26</text:p>
          </table:table-cell>
          <table:table-cell office:value-type="string" calcext:value-type="string">
            <text:p>T-J</text:p>
          </table:table-cell>
          <table:table-cell office:value-type="float" office:value="276.63" calcext:value-type="float">
            <text:p>276.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1.01" calcext:value-type="float">
            <text:p>1.01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25 kWh</text:p>
          </table:table-cell>
          <table:table-cell office:value-type="float" office:value="649.19" calcext:value-type="float">
            <text:p>649.19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2.35" calcext:value-type="float">
            <text:p>2.35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24.59" calcext:value-type="float">
            <text:p>-324.59</text:p>
          </table:table-cell>
          <table:table-cell office:value-type="float" office:value="-171.12" calcext:value-type="float">
            <text:p>-171.12</text:p>
          </table:table-cell>
          <table:table-cell office:value-type="string" calcext:value-type="string">
            <text:p>T-J</text:p>
          </table:table-cell>
          <table:table-cell office:value-type="float" office:value="237.95" calcext:value-type="float">
            <text:p>237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1.13" calcext:value-type="float">
            <text:p>1.13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18 kWh</text:p>
          </table:table-cell>
          <table:table-cell office:value-type="float" office:value="586.09" calcext:value-type="float">
            <text:p>586.09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2.12" calcext:value-type="float">
            <text:p>2.12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297.98" calcext:value-type="float">
            <text:p>-297.98</text:p>
          </table:table-cell>
          <table:table-cell office:value-type="float" office:value="-157.1" calcext:value-type="float">
            <text:p>-157.1</text:p>
          </table:table-cell>
          <table:table-cell office:value-type="string" calcext:value-type="string">
            <text:p>T-J</text:p>
          </table:table-cell>
          <table:table-cell office:value-type="float" office:value="215.04" calcext:value-type="float">
            <text:p>215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8:48:36.469000000</meta:creation-date>
    <dc:date>2018-03-28T08:52:27.436000000</dc:date>
    <meta:editing-duration>PT3M51S</meta:editing-duration>
    <meta:editing-cycles>1</meta:editing-cycles>
    <meta:document-statistic meta:table-count="1" meta:cell-count="191" meta:object-count="0"/>
    <meta:generator>LibreOffice/5.3.4.2$Windows_x86 LibreOffice_project/f82d347ccc0be322489bf7da61d7e4ad13fe2ff3</meta:generator>
  </office:meta>
</office:document-meta>
</file>